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 fo:language="fr" fo:country="FR"/>
    </style:style>
    <style:style style:name="P2" style:parent-style-name="Normal" style:family="paragraph">
      <style:text-properties fo:font-size="18pt" style:font-size-asian="18pt" style:font-size-complex="18pt"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</office:automatic-styles>
  <office:body>
    <office:text text:use-soft-page-breaks="true">
      <text:p text:style-name="P1">Tremplin BUT1 INFO1</text:p>
      <text:p text:style-name="P2">Introduction à la ligne de commande sous Linux</text:p>
      <text:p text:style-name="P3">Commande :</text:p>
      <text:p text:style-name="P4">Man [commande] = manuscrit (description avec options)</text:p>
      <text:p text:style-name="P5">Ls [OPTION] [FILE] = liste les informations à propos du contenu du fichier)</text:p>
      <text:p text:style-name="P6">Cd = (change le dossier utiliser)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02T09:49:00Z</meta:creation-date>
    <dc:date>2021-09-02T09:57:00Z</dc:date>
    <meta:template xlink:href="Normal" xlink:type="simple"/>
    <meta:editing-cycles>1</meta:editing-cycles>
    <meta:editing-duration>PT0S</meta:editing-duration>
    <meta:document-statistic meta:page-count="1" meta:paragraph-count="1" meta:word-count="36" meta:character-count="242" meta:row-count="1" meta:non-whitespace-character-count="207"/>
  </office:meta>
</office:document-meta>
</file>